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oughput" table:style-name="ta1">
        <table:shapes>
          <draw:frame draw:z-index="0" draw:style-name="gr1" draw:text-style-name="P1" svg:width="6.2988in" svg:height="3.5429in" svg:x="3.4252in" svg:y="1.6811in">
            <draw:object draw:notify-on-update-of-ranges="throughput.D2:throughput.D5 throughput.D1:throughput.D1 throughput.D2:throughput.D5 throughput.L1:throughput.L1 throughput.L2:throughput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2563in" svg:y="1.702in">
            <draw:object draw:notify-on-update-of-ranges="throughput.A1:throughput.B1 throughput.D2:throughput.D5 throughput.M1:throughput.M1 throughput.M2:throughput.M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echanism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n_procs</text:p>
          </table:table-cell>
          <table:table-cell office:value-type="string" calcext:value-type="string">
            <text:p>msg_size_bytes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avg_ns</text:p>
          </table:table-cell>
          <table:table-cell office:value-type="string" calcext:value-type="string">
            <text:p>p50_ns</text:p>
          </table:table-cell>
          <table:table-cell office:value-type="string" calcext:value-type="string">
            <text:p>p99_ns</text:p>
          </table:table-cell>
          <table:table-cell office:value-type="string" calcext:value-type="string">
            <text:p>min_ns</text:p>
          </table:table-cell>
          <table:table-cell office:value-type="string" calcext:value-type="string">
            <text:p>max_ns</text:p>
          </table:table-cell>
          <table:table-cell office:value-type="string" calcext:value-type="string">
            <text:p>throughput_msg_s</text:p>
          </table:table-cell>
          <table:table-cell office:value-type="string" calcext:value-type="string">
            <text:p>throughput_MB_s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throughpu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pecified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9.4" calcext:value-type="float">
            <text:p>60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1075" calcext:value-type="float">
            <text:p>1641075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throughpu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.1" calcext:value-type="float">
            <text:p>616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3057" calcext:value-type="float">
            <text:p>1623057</text:p>
          </table:table-cell>
          <table:table-cell office:value-type="float" office:value="99.064" calcext:value-type="float">
            <text:p>99.064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throughpu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nspecified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9.6" calcext:value-type="float">
            <text:p>71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9635" calcext:value-type="float">
            <text:p>1389635</text:p>
          </table:table-cell>
          <table:table-cell office:value-type="float" office:value="339.266" calcext:value-type="float">
            <text:p>339.266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throughput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unspecified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4" calcext:value-type="float">
            <text:p>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9338" calcext:value-type="float">
            <text:p>1059338</text:p>
          </table:table-cell>
          <table:table-cell office:value-type="float" office:value="1034.51" calcext:value-type="float">
            <text:p>1034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01:15:11.972855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2T01:16:55.657207383</dc:date>
    <meta:editing-duration>PT4M23S</meta:editing-duration>
    <meta:editing-cycles>2</meta:editing-cycles>
    <meta:generator>LibreOffice/24.2.7.2$Linux_X86_64 LibreOffice_project/420$Build-2</meta:generator>
    <meta:document-statistic meta:table-count="1" meta:cell-count="6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legend chart:legend-position="end" svg:x="11.825cm" svg:y="3.952cm" style:legend-expansion="high" chart:style-name="ch2"/>
        <chart:plot-area chart:style-name="ch3" table:cell-range-address="throughput.D1:throughput.D5 throughput.L1:throughput.L5" chart:data-source-has-labels="both" svg:x="1.331cm" svg:y="0.18cm" svg:width="10.174cm" svg:height="7.659cm">
          <chart:coordinate-region svg:x="2.905cm" svg:y="0.379cm" svg:width="8.228cm" svg:height="6.813cm"/>
          <chart:axis chart:dimension="x" chart:name="primary-x" chart:style-name="ch4" chartooo:axis-type="auto">
            <chartooo:date-scale/>
            <chart:title svg:x="5.699cm" svg:y="8.019cm" chart:style-name="ch5">
              <text:p>msg_size</text:p>
            </chart:title>
            <chart:categories table:cell-range-address="throughput.D2:throughput.D5"/>
          </chart:axis>
          <chart:axis chart:dimension="y" chart:name="primary-y" chart:style-name="ch4">
            <chart:title svg:x="0.451cm" svg:y="4.728cm" chart:style-name="ch6">
              <text:p>msgs/sec</text:p>
            </chart:title>
            <chart:grid chart:style-name="ch7" chart:class="major"/>
          </chart:axis>
          <chart:series chart:style-name="ch8" chart:values-cell-range-address="throughput.D2:throughput.D5" chart:label-cell-address="throughput.D1:throughput.D1" chart:class="chart:line">
            <chart:data-point chart:repeated="4"/>
          </chart:series>
          <chart:series chart:style-name="ch9" chart:values-cell-range-address="throughput.L2:throughput.L5" chart:label-cell-address="throughput.L1:throughput.L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g_size_bytes</text:p>
                <draw:g>
                  <svg:desc>throughput.D1:throughput.D1</svg:desc>
                </draw:g>
              </table:table-cell>
              <table:table-cell office:value-type="string">
                <text:p>throughput_msg_s</text:p>
                <draw:g>
                  <svg:desc>throughput.L1:throughput.L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throughput.D2:throughput.D5</svg:desc>
                </draw:g>
              </table:table-cell>
              <table:table-cell office:value-type="float" office:value="8">
                <text:p>8</text:p>
                <draw:g>
                  <svg:desc>throughput.D2:throughput.D5</svg:desc>
                </draw:g>
              </table:table-cell>
              <table:table-cell office:value-type="float" office:value="1641075">
                <text:p>1641075</text:p>
                <draw:g>
                  <svg:desc>throughput.L2:throughput.L5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23057">
                <text:p>162305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389635">
                <text:p>138963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59338">
                <text:p>1059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4.201cm" style:legend-expansion="high" chart:style-name="ch2"/>
        <chart:plot-area chart:style-name="ch3" table:cell-range-address="throughput.A1:throughput.B1 throughput.D2:throughput.D5 throughput.M1:throughput.M5" chart:data-source-has-labels="both" svg:x="1.331cm" svg:y="0.18cm" svg:width="10.306cm" svg:height="7.659cm">
          <chart:coordinate-region svg:x="2.323cm" svg:y="0.379cm" svg:width="8.942cm" svg:height="6.813cm"/>
          <chart:axis chart:dimension="x" chart:name="primary-x" chart:style-name="ch4" chartooo:axis-type="auto">
            <chartooo:date-scale/>
            <chart:title svg:x="5.765cm" svg:y="8.019cm" chart:style-name="ch5">
              <text:p>msg_size</text:p>
            </chart:title>
            <chart:categories table:cell-range-address="throughput.D2:throughput.D5"/>
          </chart:axis>
          <chart:axis chart:dimension="y" chart:name="primary-y" chart:style-name="ch4">
            <chart:title svg:x="0.451cm" svg:y="5.164cm" chart:style-name="ch6">
              <text:p>throughput(MB)</text:p>
            </chart:title>
            <chart:grid chart:style-name="ch7" chart:class="major"/>
          </chart:axis>
          <chart:series chart:style-name="ch8" chart:values-cell-range-address="throughput.M2:throughput.M5" chart:label-cell-address="throughput.M1:throughput.M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_MB_s</text:p>
                <draw:g>
                  <svg:desc>throughput.M1:throughput.M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throughput.D2:throughput.D5</svg:desc>
                </draw:g>
              </table:table-cell>
              <table:table-cell office:value-type="float" office:value="12.52">
                <text:p>12.52</text:p>
                <draw:g>
                  <svg:desc>throughput.M2:throughput.M5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9.064">
                <text:p>99.06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39.266">
                <text:p>339.26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34.51">
                <text:p>1034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